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1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52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17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4" style:family="table-cell" style:parent-style-name="Separador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9" style:family="table-cell" style:parent-style-name="Default" style:data-style-name="N17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0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8" office:value-type="string" calcext:value-type="string">
            <text:p>Mens. 07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8-05" calcext:value-type="date">
            <text:p>05/08/2025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8" office:value-type="string" calcext:value-type="string">
            <text:p>Mens. 08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9-06" calcext:value-type="date">
            <text:p>06/09/2025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8" office:value-type="string" calcext:value-type="string">
            <text:p>Mens. 09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0-01" calcext:value-type="date">
            <text:p>01/10/2025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8" office:value-type="string" calcext:value-type="string">
            <text:p>Mens. 10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1-03" calcext:value-type="date">
            <text:p>03/1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1-30" calcext:value-type="date">
            <text:p>30/11/2025</text:p>
          </table:table-cell>
          <table:table-cell table:style-name="ce48" office:value-type="string" calcext:value-type="string">
            <text:p>Mens. 1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2-01" calcext:value-type="date">
            <text:p>01/12/2025</text:p>
          </table:table-cell>
          <table:table-cell table:style-name="ce60" table:formula="of:=[.C6]-[.F6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2-31" calcext:value-type="date">
            <text:p>31/12/2025</text:p>
          </table:table-cell>
          <table:table-cell table:style-name="ce48" office:value-type="string" calcext:value-type="string">
            <text:p>Mens. 1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6-01-04" calcext:value-type="date">
            <text:p>04/01/2026</text:p>
          </table:table-cell>
          <table:table-cell table:style-name="ce60" table:formula="of:=[.C7]-[.F7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7])" office:value-type="float" office:value="0" calcext:value-type="float">
            <text:p>-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time-style style:name="N120">
      <number:minutes number:style="long"/>
      <number:text>:</number:text>
      <number:seconds number:style="long"/>
    </number:tim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">
      <number:text>- 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9">
      <number:text>(</number:text>
      <number:currency-symbol/>
      <number:text>\,)</number:text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month number:style="long"/>
      <number:text>/</number:text>
      <number:year number:style="long"/>
    </number:date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 DM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""""""""""""""""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P1" style:volatile="true">
      <number:text>R$(""""""""""""""""""""""""""""""""""""""""""""""""""</number:text>
    </number:number-style>
    <number:number-style style:name="N162">
      <number:text>R$-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P0" style:volatile="true">
      <number:text>R$""""""""""""""""""""""""""""""""""""""""""""""""""</number:text>
    </number:number-style>
    <number:number-style style:name="N168">
      <style:text-properties fo:color="#ff0000"/>
      <number:text>(R$""""""""""""""""""""""""""""""""""""""""""""""""""</number:text>
      <style:map style:condition="value()&gt;=0" style:apply-style-name="N168P0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2">
      <number:text>-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1">00/00/0000</text:date></text:span><text:span text:style-name="MT2"><text:s/>- </text:span><text:span text:style-name="MT2"><text:time style:data-style-name="N2" text:time-value="10:40:09.536706700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0:40:09.547466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6:32</meta:creation-date>
    <dc:date>2026-01-21T10:40:32.922425500</dc:date>
    <meta:print-date>2016-08-26T13:19:57</meta:print-date>
    <dc:language>pt-PT</dc:language>
    <meta:editing-cycles>596</meta:editing-cycles>
    <meta:editing-duration>PT15H23M28S</meta:editing-duration>
    <meta:printed-by>Carlos Augusto Marcicano</meta:printed-by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